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LookupStrategy.scanDeclaredMethodsForViableReturnType( Method [ ] declar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LookupStrategy.class2q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LookupStrategy.class2qname( Class cls , String defaul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LookupStrategy.qname2class( QName q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